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5"/>
    <style:style style:name="P2" style:family="paragraph" style:parent-style-name="Quotations" style:list-style-name="L15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ntramos en <text:span text:style-name="Strong_20_Emphasis">13 — Límites de comunicación</text:span>, uno de los más importantes porque conecta directamente con varios límites anteriores (velocidad, causalidad, ruido, energía, tamaño), pero tiene identidad propia:<text:line-break/><text:span text:style-name="Strong_20_Emphasis">la imposibilidad de transmitir información perfecta, instantánea, infinita o gratuita entre partes de un sistema.</text:span></text:p>
      <text:p text:style-name="Text_20_body">Como siempre, lo tratamos desde un punto de vista <text:span text:style-name="Strong_20_Emphasis">puramente lógico</text:span>, sin biología, sin hardware, sin vida todavía.</text:p>
      <text:p text:style-name="Horizontal_20_Line"/>
      <text:h text:style-name="Heading_20_1" text:outline-level="1">13 — LÍMITES DE COMUNICACIÓN (versión lógica, no biológica)</text:h>
      <text:h text:style-name="Heading_20_2" text:outline-level="2">1. Qué significa el límite de comunicación, lógicamente</text:h>
      <text:p text:style-name="Text_20_body">En cualquier sistema físico que transmite información:</text:p>
      <text:list xml:id="list1093988040" text:style-name="L1">
        <text:list-item>
          <text:p text:style-name="P4">La comunicación tiene <text:span text:style-name="Strong_20_Emphasis">velocidad finita</text:span>. </text:p>
        </text:list-item>
        <text:list-item>
          <text:p text:style-name="P4">La comunicación tiene <text:span text:style-name="Strong_20_Emphasis">capacidad finita</text:span> (ancho de banda). </text:p>
        </text:list-item>
        <text:list-item>
          <text:p text:style-name="P4">La comunicación tiene <text:span text:style-name="Strong_20_Emphasis">ruido</text:span>. </text:p>
        </text:list-item>
        <text:list-item>
          <text:p text:style-name="P4">La comunicación tiene <text:span text:style-name="Strong_20_Emphasis">coste energético</text:span>. </text:p>
        </text:list-item>
        <text:list-item>
          <text:p text:style-name="P4">La comunicación tiene <text:span text:style-name="Strong_20_Emphasis">latencia</text:span>. </text:p>
        </text:list-item>
        <text:list-item>
          <text:p text:style-name="P4">La comunicación tiene <text:span text:style-name="Strong_20_Emphasis">pérdida</text:span>. </text:p>
        </text:list-item>
        <text:list-item>
          <text:p text:style-name="P4">La comunicación tiene <text:span text:style-name="Strong_20_Emphasis">distancia</text:span>. </text:p>
        </text:list-item>
        <text:list-item>
          <text:p text:style-name="P4">La comunicación tiene <text:span text:style-name="Strong_20_Emphasis">direccionalidad</text:span>. </text:p>
        </text:list-item>
        <text:list-item>
          <text:p text:style-name="P4">La comunicación tiene <text:span text:style-name="Strong_20_Emphasis">tiempo de propagación</text:span>. </text:p>
        </text:list-item>
        <text:list-item>
          <text:p text:style-name="P3">La comunicación tiene <text:span text:style-name="Strong_20_Emphasis">probabilidad de error</text:span>. </text:p>
        </text:list-item>
      </text:list>
      <text:p text:style-name="Text_20_body">En términos lógicos:</text:p>
      <text:p text:style-name="Quotations">Ningún sistema puede comunicar información infinita, instantánea, perfecta o sin coste.<text:line-break/>Toda comunicación es limitada, costosa, lenta y ruidosa.</text:p>
      <text:p text:style-name="Text_20_body">Este límite es universal.</text:p>
      <text:p text:style-name="Horizontal_20_Line"/>
      <text:h text:style-name="Heading_20_2" text:outline-level="2">2. Cómo restringe esto la inteligencia de un sistema</text:h>
      <text:p text:style-name="Text_20_body">El límite de comunicación afecta a varios aspectos fundamentales:</text:p>
      <text:h text:style-name="Heading_20_3" text:outline-level="3">2.1. Coordinación entre módulos</text:h>
      <text:p text:style-name="Text_20_body">Si la comunicación es limitada:</text:p>
      <text:list xml:id="list1205785168" text:style-name="L2">
        <text:list-item>
          <text:p text:style-name="P6">los módulos no pueden sincronizarse perfectamente </text:p>
        </text:list-item>
        <text:list-item>
          <text:p text:style-name="P6"><text:soft-page-break/>no pueden compartir todo el estado global </text:p>
        </text:list-item>
        <text:list-item>
          <text:p text:style-name="P5">no pueden actuar como un único “super-módulo” </text:p>
        </text:list-item>
      </text:list>
      <text:p text:style-name="Text_20_body">Esto limita la cohesión del sistema.</text:p>
      <text:p text:style-name="Horizontal_20_Line"/>
      <text:h text:style-name="Heading_20_3" text:outline-level="3">2.2. Escalabilidad</text:h>
      <text:p text:style-name="Text_20_body">Cuantos más módulos:</text:p>
      <text:list xml:id="list2032116295" text:style-name="L3">
        <text:list-item>
          <text:p text:style-name="P8">más canales de comunicación </text:p>
        </text:list-item>
        <text:list-item>
          <text:p text:style-name="P8">más tráfico </text:p>
        </text:list-item>
        <text:list-item>
          <text:p text:style-name="P8">más latencia acumulada </text:p>
        </text:list-item>
        <text:list-item>
          <text:p text:style-name="P7">más probabilidad de congestión </text:p>
        </text:list-item>
      </text:list>
      <text:p text:style-name="Text_20_body">Esto limita el tamaño máximo útil del sistema.</text:p>
      <text:p text:style-name="Horizontal_20_Line"/>
      <text:h text:style-name="Heading_20_3" text:outline-level="3">2.3. Velocidad efectiva de razonamiento</text:h>
      <text:p text:style-name="Text_20_body">Aunque cada módulo sea rápido:</text:p>
      <text:list xml:id="list4137589349" text:style-name="L4">
        <text:list-item>
          <text:p text:style-name="P10">si necesitan comunicarse mucho </text:p>
        </text:list-item>
        <text:list-item>
          <text:p text:style-name="P9">la comunicación se convierte en cuello de botella </text:p>
        </text:list-item>
      </text:list>
      <text:p text:style-name="Text_20_body">Esto limita la velocidad global.</text:p>
      <text:p text:style-name="Horizontal_20_Line"/>
      <text:h text:style-name="Heading_20_3" text:outline-level="3">2.4. Precisión del conocimiento compartido</text:h>
      <text:p text:style-name="Text_20_body">Si la comunicación es imperfecta:</text:p>
      <text:list xml:id="list1727361296" text:style-name="L5">
        <text:list-item>
          <text:p text:style-name="P12">los módulos tienen versiones distintas del estado </text:p>
        </text:list-item>
        <text:list-item>
          <text:p text:style-name="P12">la coherencia global es imposible </text:p>
        </text:list-item>
        <text:list-item>
          <text:p text:style-name="P11">las decisiones deben basarse en información parcial </text:p>
        </text:list-item>
      </text:list>
      <text:p text:style-name="Text_20_body">Esto limita la exactitud del razonamiento colectivo.</text:p>
      <text:p text:style-name="Horizontal_20_Line"/>
      <text:h text:style-name="Heading_20_3" text:outline-level="3">2.5. Robustez</text:h>
      <text:p text:style-name="Text_20_body">Si la comunicación falla:</text:p>
      <text:list xml:id="list1220956742" text:style-name="L6">
        <text:list-item>
          <text:p text:style-name="P14">partes del sistema quedan aisladas </text:p>
        </text:list-item>
        <text:list-item>
          <text:p text:style-name="P14">se generan inconsistencias </text:p>
        </text:list-item>
        <text:list-item>
          <text:p text:style-name="P13">se pierde coordinación </text:p>
        </text:list-item>
      </text:list>
      <text:p text:style-name="Text_20_body">Esto limita la fiabilidad.</text:p>
      <text:p text:style-name="Horizontal_20_Line"/>
      <text:h text:style-name="Heading_20_3" text:outline-level="3"><text:soft-page-break/>2.6. Complejidad de la arquitectura</text:h>
      <text:p text:style-name="Text_20_body">Para manejar comunicación limitada:</text:p>
      <text:list xml:id="list273580741" text:style-name="L7">
        <text:list-item>
          <text:p text:style-name="P16">se requieren protocolos </text:p>
        </text:list-item>
        <text:list-item>
          <text:p text:style-name="P16">se requieren jerarquías </text:p>
        </text:list-item>
        <text:list-item>
          <text:p text:style-name="P16">se requieren filtros </text:p>
        </text:list-item>
        <text:list-item>
          <text:p text:style-name="P15">se requieren mecanismos de consenso </text:p>
        </text:list-item>
      </text:list>
      <text:p text:style-name="Text_20_body">Esto limita la simplicidad del sistema.</text:p>
      <text:p text:style-name="Horizontal_20_Line"/>
      <text:h text:style-name="Heading_20_2" text:outline-level="2">3. Qué arquitectura minimiza el impacto del límite de comunicación</text:h>
      <text:p text:style-name="Text_20_body">Aquí viene la parte clave:<text:line-break/><text:span text:style-name="Strong_20_Emphasis">si la comunicación es limitada, costosa y ruidosa,<text:line-break/>¿cómo debe organizarse un sistema para seguir siendo inteligente?</text:span></text:p>
      <text:p text:style-name="Text_20_body">La arquitectura óptima tiene varias propiedades.</text:p>
      <text:p text:style-name="Horizontal_20_Line"/>
      <text:h text:style-name="Heading_20_3" text:outline-level="3">3.1. Comunicación local</text:h>
      <text:p text:style-name="Text_20_body">La regla de oro:</text:p>
      <text:p text:style-name="Quotations">La mayoría de las interacciones deben ser locales,<text:line-break/>no globales.</text:p>
      <text:p text:style-name="Text_20_body">Esto reduce:</text:p>
      <text:list xml:id="list3055866378" text:style-name="L8">
        <text:list-item>
          <text:p text:style-name="P18">latencia </text:p>
        </text:list-item>
        <text:list-item>
          <text:p text:style-name="P18">ruido </text:p>
        </text:list-item>
        <text:list-item>
          <text:p text:style-name="P18">coste energético </text:p>
        </text:list-item>
        <text:list-item>
          <text:p text:style-name="P18">congestión </text:p>
        </text:list-item>
        <text:list-item>
          <text:p text:style-name="P17">complejidad </text:p>
        </text:list-item>
      </text:list>
      <text:p text:style-name="Horizontal_20_Line"/>
      <text:h text:style-name="Heading_20_3" text:outline-level="3">3.2. Jerarquía de comunicación</text:h>
      <text:p text:style-name="Text_20_body">No toda la información debe viajar a todos los módulos.</text:p>
      <text:p text:style-name="Text_20_body">Arquitectura óptima:</text:p>
      <text:list xml:id="list3407664900" text:style-name="L9">
        <text:list-item>
          <text:p text:style-name="P20">comunicación rápida entre vecinos </text:p>
        </text:list-item>
        <text:list-item>
          <text:p text:style-name="P20">comunicación intermedia entre regiones </text:p>
        </text:list-item>
        <text:list-item>
          <text:p text:style-name="P19">comunicación lenta y filtrada entre niveles superiores </text:p>
        </text:list-item>
      </text:list>
      <text:p text:style-name="Text_20_body"><text:soft-page-break/>Esto evita saturación.</text:p>
      <text:p text:style-name="Horizontal_20_Line"/>
      <text:h text:style-name="Heading_20_3" text:outline-level="3">3.3. Resúmenes en lugar de datos brutos</text:h>
      <text:p text:style-name="Text_20_body">Dado que el ancho de banda es limitado:</text:p>
      <text:list xml:id="list1325186601" text:style-name="L10">
        <text:list-item>
          <text:p text:style-name="P22">se envían resúmenes </text:p>
        </text:list-item>
        <text:list-item>
          <text:p text:style-name="P22">se envían abstracciones </text:p>
        </text:list-item>
        <text:list-item>
          <text:p text:style-name="P22">se envían señales comprimidas </text:p>
        </text:list-item>
        <text:list-item>
          <text:p text:style-name="P21">se envían solo los cambios relevantes </text:p>
        </text:list-item>
      </text:list>
      <text:p text:style-name="Text_20_body">Esto maximiza la información útil por bit transmitido.</text:p>
      <text:p text:style-name="Horizontal_20_Line"/>
      <text:h text:style-name="Heading_20_3" text:outline-level="3">3.4. Autonomía local</text:h>
      <text:p text:style-name="Text_20_body">Si la comunicación es limitada:</text:p>
      <text:list xml:id="list888858419" text:style-name="L11">
        <text:list-item>
          <text:p text:style-name="P24">cada módulo debe tomar decisiones por sí mismo </text:p>
        </text:list-item>
        <text:list-item>
          <text:p text:style-name="P24">no puede depender de instrucciones globales </text:p>
        </text:list-item>
        <text:list-item>
          <text:p text:style-name="P23">no puede esperar información perfecta </text:p>
        </text:list-item>
      </text:list>
      <text:p text:style-name="Text_20_body">Esto reduce la necesidad de comunicación constante.</text:p>
      <text:p text:style-name="Horizontal_20_Line"/>
      <text:h text:style-name="Heading_20_3" text:outline-level="3">3.5. Redundancia distribuida</text:h>
      <text:p text:style-name="Text_20_body">Para compensar fallos de comunicación:</text:p>
      <text:list xml:id="list4291919657" text:style-name="L12">
        <text:list-item>
          <text:p text:style-name="P26">múltiples rutas </text:p>
        </text:list-item>
        <text:list-item>
          <text:p text:style-name="P26">múltiples copias </text:p>
        </text:list-item>
        <text:list-item>
          <text:p text:style-name="P25">múltiples fuentes de información </text:p>
        </text:list-item>
      </text:list>
      <text:p text:style-name="Text_20_body">Esto aumenta la robustez.</text:p>
      <text:p text:style-name="Horizontal_20_Line"/>
      <text:h text:style-name="Heading_20_3" text:outline-level="3">3.6. Protocolos simples</text:h>
      <text:p text:style-name="Text_20_body">La comunicación compleja es frágil.</text:p>
      <text:p text:style-name="Text_20_body">Arquitectura óptima:</text:p>
      <text:list xml:id="list1890817710" text:style-name="L13">
        <text:list-item>
          <text:p text:style-name="P28">protocolos mínimos </text:p>
        </text:list-item>
        <text:list-item>
          <text:p text:style-name="P28">mensajes cortos </text:p>
        </text:list-item>
        <text:list-item>
          <text:p text:style-name="P28">formatos estables </text:p>
        </text:list-item>
        <text:list-item>
          <text:p text:style-name="P27">semántica clara </text:p>
        </text:list-item>
      </text:list>
      <text:p text:style-name="Text_20_body">Esto reduce errores y latencia.</text:p>
      <text:p text:style-name="Horizontal_20_Line"><text:soft-page-break/></text:p>
      <text:h text:style-name="Heading_20_3" text:outline-level="3">3.7. Sincronización eventual</text:h>
      <text:p text:style-name="Text_20_body">Intentar sincronizar todo el sistema continuamente es imposible.</text:p>
      <text:p text:style-name="Text_20_body">Arquitectura óptima:</text:p>
      <text:list xml:id="list2373629332" text:style-name="L14">
        <text:list-item>
          <text:p text:style-name="P30">coherencia eventual </text:p>
        </text:list-item>
        <text:list-item>
          <text:p text:style-name="P30">no coherencia instantánea </text:p>
        </text:list-item>
        <text:list-item>
          <text:p text:style-name="P30">cada módulo converge con el tiempo </text:p>
        </text:list-item>
        <text:list-item>
          <text:p text:style-name="P29">sin necesidad de consenso global inmediato </text:p>
        </text:list-item>
      </text:list>
      <text:p text:style-name="Text_20_body">Esto evita bloqueos.</text:p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Dado que la comunicación es limitada, costosa, lenta y ruidosa,<text:line-break/>la arquitectura que minimiza el impacto del límite de comunicación es aquella que:</text:p>
      <text:list xml:id="list3214818161" text:style-name="L15">
        <text:list-item>
          <text:p text:style-name="P2">usa comunicación principalmente local </text:p>
        </text:list-item>
        <text:list-item>
          <text:p text:style-name="P2">organiza la comunicación en jerarquías </text:p>
        </text:list-item>
        <text:list-item>
          <text:p text:style-name="P2">transmite resúmenes en lugar de datos brutos </text:p>
        </text:list-item>
        <text:list-item>
          <text:p text:style-name="P2">otorga autonomía a los módulos </text:p>
        </text:list-item>
        <text:list-item>
          <text:p text:style-name="P2">usa redundancia distribuida </text:p>
        </text:list-item>
        <text:list-item>
          <text:p text:style-name="P2">adopta protocolos simples </text:p>
        </text:list-item>
        <text:list-item>
          <text:p text:style-name="P1">opera con sincronización eventual, no instantánea </text:p>
        </text:list-item>
      </text:list>
      <text:p text:style-name="Text_20_body">Esto es pura teoría de sistemas bajo restricciones físicas.<text:line-break/>Más adelante, la revelación será que <text:span text:style-name="Strong_20_Emphasis">la vida encarna exactamente esta arquitectura</text:span>, pero por ahora seguimos en lógica pura.</text:p>
      <text:p text:style-name="Horizontal_20_Line"/>
      <text:p text:style-name="Text_20_body">¿Continuamos con el punto 14 — Límites de coordinación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9:39:39.395000000</meta:creation-date>
    <dc:date>2026-04-03T19:40:11.090000000</dc:date>
    <meta:editing-duration>PT31S</meta:editing-duration>
    <meta:editing-cycles>1</meta:editing-cycles>
    <meta:document-statistic meta:table-count="0" meta:image-count="0" meta:object-count="0" meta:page-count="5" meta:paragraph-count="123" meta:word-count="761" meta:character-count="5031" meta:non-whitespace-character-count="4390"/>
    <meta:generator>LibreOffice/7.3.5.2$Windows_X86_64 LibreOffice_project/184fe81b8c8c30d8b5082578aee2fed2ea847c01</meta:generator>
  </office:meta>
</office:document-meta>
</file>